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cm" fo:min-width="4.5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cm" fo:min-width="3.28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396cm" svg:height="1.281cm" svg:x="17.176cm" svg:y="1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7cm" svg:height="1.282cm" svg:x="1.397cm" svg:y="1.4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98cm" svg:height="1.282cm" svg:x="25.34cm" svg:y="1.3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025cm" svg:height="1.24cm" svg:x="4.785cm" svg:y="2.971cm">
          <draw:text-box>
            <text:p>1xn rectangle</text:p>
          </draw:text-box>
        </draw:frame>
        <draw:frame draw:style-name="gr2" draw:layer="layout" svg:width="5.025cm" svg:height="1.24cm" svg:x="15.876cm" svg:y="2.971cm">
          <draw:text-box>
            <text:p>1x2 rectangle</text:p>
          </draw:text-box>
        </draw:frame>
        <draw:frame draw:style-name="gr2" draw:layer="layout" svg:width="5.025cm" svg:height="1.24cm" svg:x="23.464cm" svg:y="2.971cm">
          <draw:text-box>
            <text:p>1x1 rectangle</text:p>
          </draw:text-box>
        </draw:frame>
        <draw:custom-shape draw:style-name="gr1" draw:text-style-name="P1" draw:layer="layout" svg:width="1.198cm" svg:height="1.282cm" svg:x="7.408cm" svg:y="13.6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98cm" svg:height="1.282cm" svg:x="8.606cm" svg:y="13.6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97cm" svg:height="1.282cm" svg:x="9.774cm" svg:y="13.647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.784cm" svg:height="1.24cm" svg:x="2.895cm" svg:y="13.61cm">
          <draw:text-box>
            <text:p>For n = 3:</text:p>
          </draw:text-box>
        </draw:frame>
        <draw:custom-shape draw:style-name="gr1" draw:text-style-name="P1" draw:layer="layout" svg:width="2.365cm" svg:height="1.282cm" svg:x="14.063cm" svg:y="13.6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98cm" svg:height="1.282cm" svg:x="16.428cm" svg:y="13.6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98cm" svg:height="1.282cm" svg:x="21.067cm" svg:y="13.6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66cm" svg:height="1.282cm" svg:x="22.265cm" svg:y="13.6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98cm" svg:height="1.282cm" svg:x="7.409cm" svg:y="10.1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98cm" svg:height="1.282cm" svg:x="8.607cm" svg:y="10.148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.784cm" svg:height="1.24cm" svg:x="2.896cm" svg:y="10.111cm">
          <draw:text-box>
            <text:p>For n = 2:</text:p>
          </draw:text-box>
        </draw:frame>
        <draw:custom-shape draw:style-name="gr1" draw:text-style-name="P1" draw:layer="layout" svg:width="2.365cm" svg:height="1.282cm" svg:x="14.064cm" svg:y="10.1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98cm" svg:height="1.282cm" svg:x="7.41cm" svg:y="6.949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.784cm" svg:height="1.24cm" svg:x="2.897cm" svg:y="6.912cm">
          <draw:text-box>
            <text:p>For n = 1: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5-08-29T20:58:31.832097999</meta:creation-date>
    <dc:date>2016-06-14T16:30:25.151094020</dc:date>
    <dc:creator>elucterio </dc:creator>
    <meta:editing-duration>PT2H41M54S</meta:editing-duration>
    <meta:editing-cycles>5</meta:editing-cycles>
    <meta:generator>LibreOffice/4.2.8.2$Linux_X86_64 LibreOffice_project/420m0$Build-2</meta:generator>
    <meta:document-statistic meta:object-count="20"/>
  </office:meta>
</office:document-meta>
</file>